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pgave 3a:</text:p>
      <text:p text:style-name="Standard"/>
      <text:p text:style-name="Standard">Skriv ut serietittel, produksjonsår og antall episoder for de yngste TVseriene i ﬁlmdatabasen (dvs. de med størst verdi i attributtet ﬁrstprodyear). (Det er mellom 5 og 10 slike TV-serier.)</text:p>
      <text:p text:style-name="Standard"/>
      <text:p text:style-name="Standard">SELECT s.maintitle, s.firstprodyear count(e.episodeid)</text:p>
      <text:p text:style-name="Standard">FROM Episode e, Series s</text:p>
      <text:p text:style-name="Standard">WHERE e.episodeid not null</text:p>
      <text:p text:style-name="Standard">GROUP BY s.seriesid</text:p>
      <text:p text:style-name="Standard">HAVING s.firstprodyear &lt;= (SELECT min(firstprodyear)</text:p>
      <text:p text:style-name="Standard"><text:tab/><text:tab/><text:tab/><text:tab/>FROM<text:tab/> Series);</text:p>
      <text:p text:style-name="Standard"/>
      <text:p text:style-name="P1">Oppgave 3b:</text:p>
      <text:p text:style-name="Standard">Lag en liste over alle deltakelsestyper og hvor mange personer som prosentvis faller inn under hver deltakelsestype. Listen skal være sortert etter fallende prosentpoeng. Ta med ett siﬀer etter desimaltegnen</text:p>
      <text:p text:style-name="Standard"/>
      <text:p text:style-name="Standard">CREATE VIEW NrPrPart as (partype, nrPersons) as</text:p>
      <text:p text:style-name="Standard">SELECT <text:s/>fp.parttype, count(fp.personid)</text:p>
      <text:p text:style-name="Standard">FROM filmparticipation fp</text:p>
      <text:p text:style-name="Standard">GROUP BY fp.parttype;</text:p>
      <text:p text:style-name="Standard"/>
      <text:p text:style-name="Standard">SELECT parttype, round(nrPersons/sum(nrPersons),1) as PeopleWorkingPrCent</text:p>
      <text:p text:style-name="Standard">FROM NrPrParty</text:p>
      <text:p text:style-name="Standard">ORDER BY <text:s/>nrPersons/sum(nrPersons) asc;</text:p>
      <text:p text:style-name="Standard"/>
      <text:p text:style-name="P1">Oppgave 3c:</text:p>
      <text:p text:style-name="Standard"/>
      <text:p text:style-name="Standard">Finn for- og etternavn på alle kvinnelige skuespillere som har deltatt i mer enn 50 kinoﬁlmer, og det for hver ﬁlm er slik at etternavnet deres kommer først i alfabetet blant de kvinnelige skuespillerne i ﬁlmen. (Det er mellom 5 og 20 slike personer.)</text:p>
      <text:p text:style-name="Standard"/>
      <text:p text:style-name="Standard">SELECT p.firstname, p.lastname,<text:tab/><text:tab/><text:tab/><text:tab/>;Kvinner</text:p>
      <text:p text:style-name="Standard">FROM Person p, (<text:tab/>SELECT personid, count(personid) as nrCinemaMovies</text:p>
      <text:p text:style-name="Standard"><text:tab/><text:tab/><text:tab/>FROM FilmParticipation fp</text:p>
      <text:p text:style-name="Standard"><text:tab/><text:tab/><text:tab/>WHERE parttype = 'cast' and</text:p>
      <text:p text:style-name="Standard"><text:tab/><text:tab/><text:tab/> fp.filmid IN ( SELECT filmid</text:p>
      <text:p text:style-name="Standard"><text:tab/><text:tab/><text:tab/><text:tab/><text:tab/>WHERE filmtype = 'c'</text:p>
      <text:p text:style-name="Standard"><text:tab/><text:tab/><text:tab/>Group by personid</text:p>
      <text:p text:style-name="Standard"><text:tab/><text:tab/><text:tab/>Having count(personid) &gt;= 50) i</text:p>
      <text:p text:style-name="Standard">WHERE gender = 'f' and p.personid = i.personid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dy Madeleine Svendsen</meta:initial-creator>
    <meta:creation-date>2016-03-10T18:09:29.24</meta:creation-date>
    <dc:date>2016-03-10T19:09:32.12</dc:date>
    <dc:creator>Cindy Madeleine Svendsen</dc:creator>
    <meta:editing-duration>PT1H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28" meta:word-count="205" meta:character-count="1457"/>
  </office:meta>
</office:document-meta>
</file>